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066in" style:rel-column-width="10087*"/>
    </style:style>
    <style:style style:name="Table3.B" style:family="table-column">
      <style:table-column-properties style:column-width="0.109in" style:rel-column-width="1031*"/>
    </style:style>
    <style:style style:name="Table3.C" style:family="table-column">
      <style:table-column-properties style:column-width="5.75in" style:rel-column-width="5441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14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SURAT PERINTAH LELANG BENDA SITAAN/BARANG BUKTI</text:p>
          </table:table-cell>
        </table:table-row>
        <table:table-row>
          <table:table-cell table:style-name="Table2.A1" office:value-type="string">
            <text:p text:style-name="P8">NOMOR : {nomor}</text:p>
          </table:table-cell>
        </table:table-row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>KEPALA {subjek_kepala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Dasa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1. Pasal 45 KUHAP.</text:p>
            <text:p text:style-name="Table_20_Contents">2. Berita Acara Pemeriksaan Benda Sitaan / Barang Bukti dari {subjek_ba}</text:p>
            <text:p text:style-name="Table_20_Contents"/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Pertimbang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a. Bahwa benda sitaan/barang bukti dalam perkara tersangka/terdakwa {subjek_tersangka} melanggar pasal {pasal_dilanggar} sesuai dengan register bukti nomor {nomor} yang berdasarkan Berita Acara Pemeriksaan Benda Sitaan / barang bukti, barang-barang tersebut ternyata :</text:p>
            <text:p text:style-name="P1">[!-- BEGIN kondisibarbuk --] </text:p>
            <text:p text:style-name="P1">{urutan_barbuk}. {kondisi_barbuk}</text:p>
            <text:p text:style-name="P1">[!-- END kondisibarbuk --]</text:p>
            <text:p text:style-name="Table_20_Contents">Oleh karena itu barang-barang yang dimaksud segera dilelang.</text:p>
            <text:p text:style-name="Table_20_Contents">b. Bahwa telah dimintakan persetujuan kepada tersangka / terdakwa/kuasanya/ Ketua Pengadilan {subjek_ketuapengadilan} untuk melelang barang-barang tersebut.</text:p>
            <text:p text:style-name="Table_20_Contents">c. Surat Pernyataan dari tersangka/terdakwa/kuasa.</text:p>
            <text:p text:style-name="Table_20_Contents"/>
          </table:table-cell>
        </table:table-row>
        <table:table-row>
          <table:table-cell table:style-name="Table3.A1" table:number-columns-spanned="3" office:value-type="string">
            <text:p text:style-name="P8">MEMERINTAHKAN :</text:p>
            <text:p text:style-name="P8"/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Table_20_Contents">Kepad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ubjek_jaksa}</text:p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Untuk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1. Melelang barang bukti sebagaimana tersebut dalam lampiran surat perintah ini dengan perantaraan Kantor Lelang Negara.</text:p>
            <text:p text:style-name="Table_20_Contents">2. Mengambil sebagian dari barang bukti tersebut untuk contoh.</text:p>
            <text:p text:style-name="Table_20_Contents">3. Melaporkan pelaksanaan dengan membuat Berita Acara Lelang dan melampirkan risalah lelang.</text:p>
            <text:p text:style-name="Table_20_Contents">4. Melaporkan pelaksanaan penyimpanan dari hasil lelang untuk digunakan sebagai barang bukti pengganti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Kepada : Ybs untuk dilaksanakan</text:p>
          </table:table-cell>
          <table:table-cell table:style-name="Table4.A1" office:value-type="string">
            <text:p text:style-name="P6"><text:bookmark-start text:name="__DdeLink__3149_18518456321"/>D<text:bookmark-end text:name="__DdeLink__3149_18518456321"/>itetapkan di : {lokasi_penetapan}</text:p>
            <text:p text:style-name="P6">Pada Tanggal : {tanggal_penetapan}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4">{Kejaksaan}</text:p>
            <text:p text:style-name="P4">SELAKU PENUNTUT UMUM</text:p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5"><text:bookmark-start text:name="__DdeLink__3149_1851845632"/>{nama_penandatangan}</text:p>
            <text:p text:style-name="P4">{pangkat}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1:03.89</dc:date>
    <meta:editing-duration>PT1H53M26S</meta:editing-duration>
    <meta:editing-cycles>23</meta:editing-cycles>
    <meta:generator>OpenOffice/4.1.1$Win32 OpenOffice.org_project/411m6$Build-9775</meta:generator>
    <meta:document-statistic meta:table-count="5" meta:image-count="0" meta:object-count="0" meta:page-count="2" meta:paragraph-count="39" meta:word-count="194" meta:character-count="1519"/>
    <dc:creator>hadi wibowo</dc:creator>
  </office:meta>
</office:document-meta>
</file>